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cm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000000"/>
    </style:style>
    <style:style style:name="P5" style:family="paragraph">
      <style:text-properties fo:color="#ff3333"/>
    </style:style>
    <style:style style:name="P6" style:family="paragraph">
      <style:text-properties fo:color="#ff3333" fo:font-size="28pt" style:font-size-asian="28pt" style:font-size-complex="28pt"/>
    </style:style>
    <style:style style:name="P7" style:family="paragraph">
      <style:text-properties style:font-name="Liberation Mono1"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style:font-name="Liberation Mono1" fo:font-size="36pt" style:font-size-asian="36pt" style:font-size-complex="36pt"/>
    </style:style>
    <style:style style:name="T5" style:family="text">
      <style:text-properties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2" draw:layer="layout" svg:width="1.052cm" svg:height="1.356cm" svg:x="4.983cm" svg:y="9.119cm">
          <draw:text-box>
            <text:p text:style-name="P4"><text:span text:style-name="T1">2</text:span></text:p>
          </draw:text-box>
        </draw:frame>
        <draw:frame draw:style-name="gr2" draw:text-style-name="P6" draw:layer="layout" svg:width="1.052cm" svg:height="1.356cm" svg:x="4.983cm" svg:y="11.819cm">
          <draw:text-box>
            <text:p text:style-name="P5"><text:span text:style-name="T3">3</text:span></text:p>
          </draw:text-box>
        </draw:frame>
        <draw:frame draw:style-name="gr2" draw:text-style-name="P2" draw:layer="layout" svg:width="1.052cm" svg:height="1.356cm" svg:x="7.383cm" svg:y="0.919cm">
          <draw:text-box>
            <text:p text:style-name="P4"><text:span text:style-name="T1">0</text:span></text:p>
          </draw:text-box>
        </draw:frame>
        <draw:frame draw:style-name="gr2" draw:text-style-name="P6" draw:layer="layout" svg:width="1.052cm" svg:height="1.356cm" svg:x="10.383cm" svg:y="0.919cm">
          <draw:text-box>
            <text:p text:style-name="P5"><text:span text:style-name="T3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7" draw:layer="layout" svg:width="14.218cm" svg:height="1.695cm" svg:x="5.6cm" svg:y="15.641cm">
          <draw:text-box>
            <text:p><text:span text:style-name="T4">0x578FE460A1B9C32D</text:span></text:p>
          </draw:text-box>
        </draw:frame>
        <draw:frame draw:style-name="gr2" draw:text-style-name="P3" draw:layer="layout" svg:width="3.444cm" svg:height="1.356cm" svg:x="1.495cm" svg:y="14.375cm">
          <draw:text-box>
            <text:p text:style-name="P3"><text:span text:style-name="T2">val = 2</text:span></text:p>
          </draw:text-box>
        </draw:frame>
        <draw:frame draw:style-name="gr2" draw:text-style-name="P7" draw:layer="layout" svg:width="14.218cm" svg:height="1.695cm" svg:x="5.6cm" svg:y="16.842cm">
          <draw:text-box>
            <text:p><text:span text:style-name="T4">0xFF0FFFFFFFFFFFFF</text:span></text:p>
          </draw:text-box>
        </draw:frame>
        <draw:frame draw:style-name="gr2" draw:text-style-name="P7" draw:layer="layout" svg:width="14.218cm" svg:height="1.695cm" svg:x="5.6cm" svg:y="18.443cm">
          <draw:text-box>
            <text:p><text:span text:style-name="T4">0x570</text:span><text:span text:style-name="T4">FE460A1B9C32D</text:span></text:p>
          </draw:text-box>
        </draw:frame>
        <draw:frame draw:style-name="gr3" draw:text-style-name="P8" draw:layer="layout" svg:width="1.383cm" svg:height="1.728cm" svg:x="4.171cm" svg:y="16.202cm">
          <draw:text-box>
            <text:p><text:span text:style-name="T5">&amp;</text:span></text:p>
          </draw:text-box>
        </draw:frame>
        <draw:line draw:style-name="gr4" draw:text-style-name="P1" draw:layer="layout" svg:x1="5.388cm" svg:y1="18.424cm" svg:x2="19.65cm" svg:y2="18.392cm">
          <text:p/>
        </draw:line>
        <draw:frame draw:style-name="gr2" draw:text-style-name="P7" draw:layer="layout" svg:width="14.218cm" svg:height="1.695cm" svg:x="5.6cm" svg:y="19.743cm">
          <draw:text-box>
            <text:p><text:span text:style-name="T4">0x0020000000000000</text:span></text:p>
          </draw:text-box>
        </draw:frame>
        <draw:frame draw:style-name="gr3" draw:text-style-name="P8" draw:layer="layout" svg:width="0.938cm" svg:height="1.728cm" svg:x="4.472cm" svg:y="19.002cm">
          <draw:text-box>
            <text:p><text:span text:style-name="T5">ç</text:span></text:p>
          </draw:text-box>
        </draw:frame>
        <draw:line draw:style-name="gr4" draw:text-style-name="P1" draw:layer="layout" svg:x1="5.388cm" svg:y1="21.324cm" svg:x2="19.65cm" svg:y2="21.292cm">
          <text:p/>
        </draw:line>
        <draw:frame draw:style-name="gr2" draw:text-style-name="P7" draw:layer="layout" svg:width="14.218cm" svg:height="1.695cm" svg:x="5.6cm" svg:y="21.444cm">
          <draw:text-box>
            <text:p><text:span text:style-name="T4">0x572</text:span><text:span text:style-name="T4">FE460A1B9C3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0:12:55.741123309</dc:date>
    <dc:creator>elucterio </dc:creator>
    <meta:editing-duration>PT1H44M56S</meta:editing-duration>
    <meta:editing-cycles>14</meta:editing-cycles>
    <meta:generator>LibreOffice/4.2.8.2$Linux_X86_64 LibreOffice_project/420m0$Build-2</meta:generator>
    <meta:document-statistic meta:object-count="19"/>
  </office:meta>
</office:document-meta>
</file>